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3cf81"/>
    </style:style>
    <style:style style:name="T1" style:family="text">
      <style:text-properties officeooo:rsid="0013c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mo Video</text:span></text:p>
      <text:p text:style-name="Standard"><text:a xlink:type="simple" xlink:href="https://deakin.au.panopto.com/Panopto/Pages/Viewer.aspx?id=02c86519-f84a-47f3-af68-b32c00d3ebf2" text:style-name="Internet_20_link" text:visited-style-name="Visited_20_Internet_20_Link">https://deakin.au.panopto.com/Panopto/Pages/Viewer.aspx?id=02c86519-f84a-47f3-af68-b32c00d3ebf2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1T22:52:52.599537788</meta:creation-date>
    <dc:date>2025-08-01T22:54:34.684587571</dc:date>
    <meta:editing-duration>PT1M44S</meta:editing-duration>
    <meta:editing-cycles>1</meta:editing-cycles>
    <meta:document-statistic meta:table-count="0" meta:image-count="0" meta:object-count="0" meta:page-count="1" meta:paragraph-count="2" meta:word-count="3" meta:character-count="105" meta:non-whitespace-character-count="104"/>
    <meta:generator>LibreOffice/25.2.4.3$Linux_X86_64 LibreOffice_project/520$Build-3</meta:generator>
  </office:meta>
</office:document-meta>
</file>